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acklog item</text:p>
          </table:table-cell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5" office:value-type="string" calcext:value-type="string">
            <text:p>Estimated Size</text:p>
          </table:table-cell>
          <table:table-cell table:style-name="ce6" office:value-type="string" calcext:value-type="string">
            <text:p>Ven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Dom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string" calcext:value-type="string">
            <text:p>G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nfigurazione ambiente di progetto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e settaggio del multi-progetto su github</text:p>
          </table:table-cell>
          <table:table-cell table:style-name="ce2" office:value-type="string" calcext:value-type="string">
            <text:p>Tutti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Formalizzazione in tabella del product backlog e sprint backlog</text:p>
          </table:table-cell>
          <table:table-cell table:style-name="ce4" office:value-type="string" calcext:value-type="string">
            <text:p>Nicola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Survey sulle tecnologie database</text:p>
          </table:table-cell>
          <table:table-cell table:style-name="ce2" office:value-type="string" calcext:value-type="string">
            <text:p>Marco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rvey sulle tecnologie distribuite</text:p>
          </table:table-cell>
          <table:table-cell table:style-name="ce2" office:value-type="string" calcext:value-type="string">
            <text:p>Tutt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efinizione interazione distribuita</text:p>
          </table:table-cell>
          <table:table-cell table:style-name="ce2" office:value-type="string" calcext:value-type="string">
            <text:p>Tutti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giocare anche senza registrarmi (guest)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Sketch iniziale dell'interfaccia di login</text:p>
          </table:table-cell>
          <table:table-cell table:style-name="ce2" office:value-type="string" calcext:value-type="string">
            <text:p>Marco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i un servizio di login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'interfaccia principale</text:p>
          </table:table-cell>
          <table:table-cell table:style-name="ce2" office:value-type="string" calcext:value-type="string">
            <text:p>Daniele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Sketch iniziale dell'interfaccia di selezione del team</text:p>
          </table:table-cell>
          <table:table-cell table:style-name="ce2" office:value-type="string" calcext:value-type="string">
            <text:p>Daniel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e classi scala rappresentanti i personaggi e le classi(TDD)</text:p>
          </table:table-cell>
          <table:table-cell table:style-name="ce2" office:value-type="string" calcext:value-type="string">
            <text:p>Nicola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Design del sistema di statistiche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ffettuare le battaglie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ketch iniziale dell'interfaccia di battaglia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3" style:display-name="PageStyle_Sprint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6" meta:object-count="0"/>
    <meta:generator>LibreOfficeDev/6.0.5.2$Linux_X86_64 LibreOffice_project/</meta:generator>
  </office:meta>
</office:document-meta>
</file>